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acc6e" officeooo:paragraph-rsid="00070d7f" style:font-weight-asian="normal" style:font-weight-complex="normal"/>
    </style:style>
    <style:style style:name="P2" style:family="paragraph" style:parent-style-name="Standard">
      <style:text-properties fo:font-weight="normal" officeooo:rsid="000acc6e" officeooo:paragraph-rsid="00070d7f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20f6" officeooo:paragraph-rsid="001520f6" style:font-weight-asian="bold" style:font-weight-complex="bold"/>
    </style:style>
    <style:style style:name="T1" style:family="text">
      <style:text-properties officeooo:rsid="00110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e des champs de la base de donnees</text:p>
      <text:p text:style-name="P1"/>
      <text:p text:style-name="P1"/>
      <text:p text:style-name="P1">raisonSociale : <text:span text:style-name="T1">la raison sociale</text:span></text:p>
      <text:p text:style-name="P1">sigle : <text:span text:style-name="T1">le sigle </text:span></text:p>
      <text:p text:style-name="P1">numContribuable : <text:span text:style-name="T1">le nimero contribuable</text:span></text:p>
      <text:p text:style-name="P1">numCNPS : <text:span text:style-name="T1">le numero cnps</text:span></text:p>
      <text:p text:style-name="P1">numBordereau : <text:span text:style-name="T1">numero bordereau</text:span></text:p>
      <text:p text:style-name="P1">secteur : <text:span text:style-name="T1">(secteur publique, secteur prive, secteur parabublique)</text:span></text:p>
      <text:p text:style-name="P1">numRegistreCommerce : <text:span text:style-name="T1">le numero au registre commerce</text:span></text:p>
      <text:p text:style-name="P1">codeINS: l<text:span text:style-name="T1">e code ins</text:span></text:p>
      <text:p text:style-name="P1">numGps : <text:span text:style-name="T1">le numero gps</text:span></text:p>
      <text:p text:style-name="P1">altitude : <text:span text:style-name="T1">l’altitude</text:span></text:p>
      <text:p text:style-name="P1">lattitude : <text:span text:style-name="T1">la latitude</text:span></text:p>
      <text:p text:style-name="P1">longitude : <text:span text:style-name="T1">la longitude</text:span></text:p>
      <text:p text:style-name="P1">boitePostale : <text:span text:style-name="T1">la boite postale</text:span></text:p>
      <text:p text:style-name="P1">tel1 : <text:span text:style-name="T1">le numero de telephone</text:span></text:p>
      <text:p text:style-name="P1">tel2 : <text:span text:style-name="T1">le numero de telephone</text:span></text:p>
      <text:p text:style-name="P1">numWha : <text:span text:style-name="T1">le numero whatsapp</text:span></text:p>
      <text:p text:style-name="P1">fax : <text:span text:style-name="T1">le fax</text:span></text:p>
      <text:p text:style-name="P1">siteweb : <text:span text:style-name="T1">le site web</text:span></text:p>
      <text:p text:style-name="P1">email : <text:span text:style-name="T1">l’email</text:span></text:p>
      <text:p text:style-name="P1">dateCreation : <text:span text:style-name="T1">la date de creation</text:span></text:p>
      <text:p text:style-name="P1">datedemarrage : <text:span text:style-name="T1">la date de demarrage</text:span></text:p>
      <text:p text:style-name="P1">capitalSocial : <text:span text:style-name="T1">le capital social</text:span></text:p>
      <text:p text:style-name="P1">chiffaff : <text:span text:style-name="T1">le chiffre d’affaire</text:span></text:p>
      <text:p text:style-name="P1">chiffaffexp : <text:span text:style-name="T1">le chiffre d’affaire a l’exportation</text:span></text:p>
      <text:p text:style-name="P1">dateenreg : <text:span text:style-name="T1">la date d’enregistrement dans le repertoire</text:span></text:p>
      <text:p text:style-name="P1">libelleFormeJuridique : <text:span text:style-name="T1">la forme juridique</text:span></text:p>
      <text:p text:style-name="P1">libelleActivitePrincipale : <text:span text:style-name="T1">l’activite principale</text:span></text:p>
      <text:p text:style-name="P1">quartier : <text:span text:style-name="T1">le quartier</text:span></text:p>
      <text:p text:style-name="P1">secteurActivites : <text:span text:style-name="T1">le secteur d’activite</text:span></text:p>
      <text:p text:style-name="P1">pointRepere : <text:span text:style-name="T1">le point repere (lieu dit)</text:span></text:p>
      <text:p text:style-name="P1">arrondissement : <text:span text:style-name="T1">l’arrondissement</text:span></text:p>
      <text:p text:style-name="P1">etatActivite : <text:span text:style-name="T1">l’etat des activite</text:span></text:p>
      <text:p text:style-name="P1">regimeImposition : <text:span text:style-name="T1">le regime de l’impot</text:span></text:p>
      <text:p text:style-name="P1">nombreEtablissement : <text:span text:style-name="T1">le nombre d’etablissement</text:span></text:p>
      <text:p text:style-name="P1">catImpot : <text:span text:style-name="T1">la categorie d’impot </text:span></text:p>
      <text:p text:style-name="P1">region : <text:span text:style-name="T1">la region</text:span></text:p>
      <text:p text:style-name="P1">villeImplantation : <text:span text:style-name="T1">la ville d’implantation</text:span></text:p>
      <text:p text:style-name="P1">regimeFiscal : <text:span text:style-name="T1">le regime fiscal</text:span></text:p>
      <text:p text:style-name="P1">typeEntreprise : <text:span text:style-name="T1">le type d’entreprise</text:span></text:p>
      <text:p text:style-name="P1">dateCessation : <text:span text:style-name="T1">la date de cessation des activites</text:span></text:p>
      <text:p text:style-name="P1">sexe : <text:span text:style-name="T1">le sexe</text:span></text:p>
      <text:p text:style-name="P1">dateMiseajours : <text:span text:style-name="T1">la tdate de mise a jou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1:41:57.366886692</meta:creation-date>
    <dc:date>2021-07-12T16:02:06.998955644</dc:date>
    <meta:editing-duration>PT33M7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43" meta:word-count="225" meta:character-count="1424" meta:non-whitespace-character-count="1240"/>
  </office:meta>
</office:document-meta>
</file>